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Heading_20_1">
      <style:paragraph-properties fo:padding="0.049cm" fo:border="0.06pt solid #e3e3e3"/>
    </style:style>
    <style:style style:name="P2" style:family="paragraph" style:parent-style-name="Heading_20_2">
      <style:paragraph-properties fo:padding="0.049cm" fo:border="0.06pt solid #e3e3e3"/>
    </style:style>
    <style:style style:name="P3" style:family="paragraph" style:parent-style-name="Heading_20_2">
      <style:paragraph-properties fo:padding="0.049cm" fo:border="0.06pt solid #e3e3e3"/>
      <style:text-properties officeooo:rsid="000107d8" officeooo:paragraph-rsid="000107d8"/>
    </style:style>
    <style:style style:name="P4" style:family="paragraph" style:parent-style-name="Heading_20_2">
      <style:paragraph-properties fo:padding="0.049cm" fo:border="0.06pt solid #e3e3e3"/>
      <style:text-properties fo:color="#000000" loext:opacity="100%"/>
    </style:style>
    <style:style style:name="P5" style:family="paragraph" style:parent-style-name="Heading_20_3">
      <style:paragraph-properties fo:padding="0.049cm" fo:border="0.06pt solid #e3e3e3"/>
    </style:style>
    <style:style style:name="P6" style:family="paragraph" style:parent-style-name="Text_20_body">
      <style:paragraph-properties fo:padding="0.049cm" fo:border="0.06pt solid #e3e3e3"/>
    </style:style>
    <style:style style:name="P7" style:family="paragraph" style:parent-style-name="Text_20_body" style:list-style-name="L1">
      <style:paragraph-properties fo:margin-top="0cm" fo:margin-bottom="0cm" style:contextual-spacing="false" fo:padding="0.049cm" fo:border="0.06pt solid #e3e3e3"/>
    </style:style>
    <style:style style:name="P8" style:family="paragraph" style:parent-style-name="Text_20_body" style:list-style-name="L1">
      <style:paragraph-properties fo:padding="0.049cm" fo:border="0.06pt solid #e3e3e3"/>
    </style:style>
    <style:style style:name="P9" style:family="paragraph" style:parent-style-name="Text_20_body" style:list-style-name="L2">
      <style:paragraph-properties fo:margin-top="0cm" fo:margin-bottom="0cm" style:contextual-spacing="false" fo:padding="0.049cm" fo:border="0.06pt solid #e3e3e3"/>
    </style:style>
    <style:style style:name="P10" style:family="paragraph" style:parent-style-name="Text_20_body" style:list-style-name="L2">
      <style:paragraph-properties fo:padding="0.049cm" fo:border="0.06pt solid #e3e3e3"/>
    </style:style>
    <style:style style:name="P11" style:family="paragraph" style:parent-style-name="Text_20_body" style:list-style-name="L3">
      <style:paragraph-properties fo:margin-top="0cm" fo:margin-bottom="0cm" style:contextual-spacing="false" fo:padding="0.049cm" fo:border="0.06pt solid #e3e3e3"/>
    </style:style>
    <style:style style:name="P12" style:family="paragraph" style:parent-style-name="Text_20_body" style:list-style-name="L3">
      <style:paragraph-properties fo:padding="0.049cm" fo:border="0.06pt solid #e3e3e3"/>
    </style:style>
    <style:style style:name="P13" style:family="paragraph" style:parent-style-name="Text_20_body" style:list-style-name="L4">
      <style:paragraph-properties fo:margin-top="0cm" fo:margin-bottom="0cm" style:contextual-spacing="false" fo:padding="0.049cm" fo:border="0.06pt solid #e3e3e3"/>
    </style:style>
    <style:style style:name="P14" style:family="paragraph" style:parent-style-name="Text_20_body" style:list-style-name="L4">
      <style:paragraph-properties fo:padding="0.049cm" fo:border="0.06pt solid #e3e3e3"/>
    </style:style>
    <style:style style:name="P15" style:family="paragraph" style:parent-style-name="Text_20_body" style:list-style-name="L5">
      <style:paragraph-properties fo:padding="0.049cm" fo:border="0.06pt solid #e3e3e3"/>
    </style:style>
    <style:style style:name="P16" style:family="paragraph" style:parent-style-name="Text_20_body" style:list-style-name="L6">
      <style:paragraph-properties fo:padding="0.049cm" fo:border="0.06pt solid #e3e3e3"/>
    </style:style>
    <style:style style:name="P17" style:family="paragraph" style:parent-style-name="Text_20_body" style:list-style-name="L7">
      <style:paragraph-properties fo:margin-top="0cm" fo:margin-bottom="0cm" style:contextual-spacing="false" fo:padding="0.049cm" fo:border="0.06pt solid #e3e3e3"/>
    </style:style>
    <style:style style:name="P18" style:family="paragraph" style:parent-style-name="Text_20_body" style:list-style-name="L7">
      <style:paragraph-properties fo:padding="0.049cm" fo:border="0.06pt solid #e3e3e3"/>
    </style:style>
    <style:style style:name="P19" style:family="paragraph" style:parent-style-name="Text_20_body" style:list-style-name="L8">
      <style:paragraph-properties fo:margin-top="0cm" fo:margin-bottom="0cm" style:contextual-spacing="false" fo:padding="0.049cm" fo:border="0.06pt solid #e3e3e3"/>
    </style:style>
    <style:style style:name="P20" style:family="paragraph" style:parent-style-name="Text_20_body" style:list-style-name="L8">
      <style:paragraph-properties fo:padding="0.049cm" fo:border="0.06pt solid #e3e3e3"/>
    </style:style>
    <style:style style:name="P21" style:family="paragraph" style:parent-style-name="Text_20_body" style:list-style-name="L9">
      <style:paragraph-properties fo:margin-top="0cm" fo:margin-bottom="0cm" style:contextual-spacing="false" fo:padding="0.049cm" fo:border="0.06pt solid #e3e3e3"/>
    </style:style>
    <style:style style:name="P22" style:family="paragraph" style:parent-style-name="Text_20_body" style:list-style-name="L9">
      <style:paragraph-properties fo:padding="0.049cm" fo:border="0.06pt solid #e3e3e3"/>
    </style:style>
    <style:style style:name="P23" style:family="paragraph" style:parent-style-name="Text_20_body" style:list-style-name="L10">
      <style:paragraph-properties fo:margin-top="0cm" fo:margin-bottom="0cm" style:contextual-spacing="false" fo:padding="0.049cm" fo:border="0.06pt solid #e3e3e3"/>
    </style:style>
    <style:style style:name="P24" style:family="paragraph" style:parent-style-name="Text_20_body" style:list-style-name="L10">
      <style:paragraph-properties fo:padding="0.049cm" fo:border="0.06pt solid #e3e3e3"/>
    </style:style>
    <style:style style:name="P25" style:family="paragraph" style:parent-style-name="Text_20_body" style:list-style-name="L11">
      <style:paragraph-properties fo:padding="0.049cm" fo:border="0.06pt solid #e3e3e3"/>
    </style:style>
    <style:style style:name="P26" style:family="paragraph" style:parent-style-name="Text_20_body" style:list-style-name="L12">
      <style:paragraph-properties fo:padding="0.049cm" fo:border="0.06pt solid #e3e3e3"/>
    </style:style>
    <style:style style:name="P27" style:family="paragraph" style:parent-style-name="Text_20_body" style:list-style-name="L13">
      <style:paragraph-properties fo:padding="0.049cm" fo:border="0.06pt solid #e3e3e3"/>
    </style:style>
    <style:style style:name="P28" style:family="paragraph" style:parent-style-name="Text_20_body" style:list-style-name="L14">
      <style:paragraph-properties fo:padding="0.049cm" fo:border="0.06pt solid #e3e3e3"/>
    </style:style>
    <style:style style:name="P29" style:family="paragraph" style:parent-style-name="Text_20_body">
      <style:paragraph-properties fo:padding="0.049cm" fo:border="0.06pt solid #e3e3e3"/>
      <style:text-properties fo:font-variant="normal" fo:text-transform="none" fo:color="#ececec" loext:opacity="100%" style:font-name="S hne" fo:font-size="12pt" fo:letter-spacing="normal" fo:font-style="normal" fo:font-weight="normal" officeooo:rsid="000107d8" officeooo:paragraph-rsid="000107d8"/>
    </style:style>
    <style:style style:name="T1" style:family="text">
      <style:text-properties loext:padding="0.049cm" loext:border="0.06pt solid #e3e3e3"/>
    </style:style>
    <style:style style:name="T2" style:family="text">
      <style:text-properties fo:color="#c9211e" loext:opacity="100%"/>
    </style:style>
    <style:style style:name="T3" style:family="text">
      <style:text-properties fo:color="#000000" loext:opacity="100%"/>
    </style:style>
    <style:style style:name="T4" style:family="text">
      <style:text-properties officeooo:rsid="000266b4"/>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ebsite Documentation for Travel and Hospitality Services</text:h>
      <text:p text:style-name="P6"><text:span text:style-name="Strong_20_Emphasis"><text:span text:style-name="T1">Created by:</text:span></text:span> Abhiram Rangoon</text:p>
      <text:p text:style-name="Horizontal_20_Line"/>
      <text:h text:style-name="P3" text:outline-level="2">The UI design is converted into html/css and bootstrap using the figma plugin:LOCOFY LIGHTNING Plugin</text:h>
      <text:p text:style-name="P29"><text:span text:style-name="T3">locofy Lightning is a powerful tool that simplifies the process of converting Figma designs into functional HTML/CSS code. This section outlines the steps and best practices for using Locofy Lightning to transform your design prototypes into a fully operational website.</text:span></text:p>
      <text:h text:style-name="P4" text:outline-level="2">Overview</text:h>
      <text:p text:style-name="P6">This documentation provides an in-depth look at the design and implementation of the Travel and Hospitality Services website. The website serves multiple purposes, including travel planning, restaurant recommendations, hotel booking, and more. It is designed to offer a seamless and engaging user experience with interactive components and a variety of options to cater to the needs of clients.</text:p>
      <text:h text:style-name="P2" text:outline-level="2">Features</text:h>
      <text:h text:style-name="P5" text:outline-level="3">1. <text:span text:style-name="Strong_20_Emphasis"><text:span text:style-name="T1">User Interface and Experience Design</text:span></text:span></text:h>
      <text:list xml:id="list2595833357" text:style-name="L1">
        <text:list-item>
          <text:p text:style-name="P7"><text:span text:style-name="Strong_20_Emphasis"><text:span text:style-name="T1">Clean and Modern Design:</text:span></text:span> The website features a clean, modern design that is visually appealing and easy to navigate.</text:p>
        </text:list-item>
        <text:list-item>
          <text:p text:style-name="P7"><text:span text:style-name="Strong_20_Emphasis"><text:span text:style-name="T1">Responsive Layout:</text:span></text:span> Ensures compatibility across different devices, including desktops, tablets, and mobile phones.</text:p>
        </text:list-item>
        <text:list-item>
          <text:p text:style-name="P8"><text:span text:style-name="Strong_20_Emphasis"><text:span text:style-name="T1">Intuitive Navigation:</text:span></text:span> Simple and clear navigation menus make it easy for users to find the information they need.</text:p>
        </text:list-item>
      </text:list>
      <text:h text:style-name="P5" text:outline-level="3">2. <text:span text:style-name="Strong_20_Emphasis"><text:span text:style-name="T1">Interactive Components</text:span></text:span></text:h>
      <text:list xml:id="list2005968791" text:style-name="L2">
        <text:list-item>
          <text:p text:style-name="P9"><text:span text:style-name="Strong_20_Emphasis"><text:span text:style-name="T1">Animation Effects:</text:span></text:span> Various animation effects are employed to enhance the user experience, such as smooth transitions and animated icons.</text:p>
        </text:list-item>
        <text:list-item>
          <text:p text:style-name="P10"><text:span text:style-name="Strong_20_Emphasis"><text:span text:style-name="T1">Hover Effects:</text:span></text:span> Hover effects on buttons and images provide feedback and improve interactivity, making the website feel more dynamic and engaging.</text:p>
        </text:list-item>
      </text:list>
      <text:h text:style-name="P5" text:outline-level="3"><text:soft-page-break/>3. <text:span text:style-name="Strong_20_Emphasis"><text:span text:style-name="T1">Comprehensive Options for Users</text:span></text:span></text:h>
      <text:list xml:id="list489051287" text:style-name="L3">
        <text:list-item>
          <text:p text:style-name="P11"><text:span text:style-name="Strong_20_Emphasis"><text:span text:style-name="T1">Travel Planning:</text:span></text:span> Users can browse and plan their travels with ease, accessing information on destinations, itineraries, and travel tips.</text:p>
        </text:list-item>
        <text:list-item>
          <text:p text:style-name="P11"><text:span text:style-name="Strong_20_Emphasis"><text:span text:style-name="T1">Restaurant Recommendations:</text:span></text:span> A curated list of restaurants is available, complete with reviews, ratings, and reservation options.</text:p>
        </text:list-item>
        <text:list-item>
          <text:p text:style-name="P12"><text:span text:style-name="Strong_20_Emphasis"><text:span text:style-name="T1">Hotel Booking:</text:span></text:span> Users can search and book hotels based on their preferences, including location, price, and amenities.</text:p>
        </text:list-item>
      </text:list>
      <text:h text:style-name="P5" text:outline-level="3">4. <text:span text:style-name="Strong_20_Emphasis"><text:span text:style-name="T1">Client Engagement</text:span></text:span></text:h>
      <text:list xml:id="list3843229809" text:style-name="L4">
        <text:list-item>
          <text:p text:style-name="P13"><text:span text:style-name="Strong_20_Emphasis"><text:span text:style-name="T1">Happy Clients Counter:</text:span></text:span> A dynamic counter showcases the number of satisfied clients, adding social proof and building trust with new users.</text:p>
        </text:list-item>
        <text:list-item>
          <text:p text:style-name="P14"><text:span text:style-name="Strong_20_Emphasis"><text:span text:style-name="T1">Client Reviews:</text:span></text:span> Authentic reviews from previous clients are displayed, offering insights into the experiences of others and helping potential clients make informed decisions.</text:p>
        </text:list-item>
      </text:list>
      <text:h text:style-name="P5" text:outline-level="3">5. <text:span text:style-name="Strong_20_Emphasis"><text:span text:style-name="T1">Search Functionality</text:span></text:span></text:h>
      <text:list xml:id="list3321783280" text:style-name="L5">
        <text:list-item>
          <text:p text:style-name="P15"><text:span text:style-name="Strong_20_Emphasis"><text:span text:style-name="T1">Customizable Search Bar:</text:span></text:span> A prominent search bar at the beginning of the webpage allows users to quickly find specific information or destinations tailored to their preferences.</text:p>
        </text:list-item>
      </text:list>
      <text:h text:style-name="P5" text:outline-level="3">6. <text:span text:style-name="Strong_20_Emphasis"><text:span text:style-name="T1">News and Articles</text:span></text:span></text:h>
      <text:list xml:id="list917391732" text:style-name="L6">
        <text:list-item>
          <text:p text:style-name="P16"><text:span text:style-name="Strong_20_Emphasis"><text:span text:style-name="T1">Informative Content:</text:span></text:span> A dedicated section for news and articles provides the latest updates, travel guides, and tips to keep users informed and engaged.</text:p>
        </text:list-item>
      </text:list>
      <text:h text:style-name="P5" text:outline-level="3">7. <text:span text:style-name="Strong_20_Emphasis"><text:span text:style-name="T1">User-Centric Design Elements</text:span></text:span></text:h>
      <text:list xml:id="list1278559428" text:style-name="L7">
        <text:list-item>
          <text:p text:style-name="P17"><text:span text:style-name="Strong_20_Emphasis"><text:span text:style-name="T1">Personalized Experiences:</text:span></text:span> The website allows for personalized user experiences by offering customized recommendations based on user preferences and past interactions.</text:p>
        </text:list-item>
        <text:list-item>
          <text:p text:style-name="P17"><text:span text:style-name="Strong_20_Emphasis"><text:span text:style-name="T1">Interactive Maps:</text:span></text:span> Integrated maps help users visualize locations and plan their routes effectively.</text:p>
        </text:list-item>
        <text:list-item>
          <text:p text:style-name="P18"><text:span text:style-name="Strong_20_Emphasis"><text:span text:style-name="T1">Booking Confirmation and Management:</text:span></text:span> Users can easily manage their bookings, receive confirmations, and make changes as needed.</text:p>
        </text:list-item>
      </text:list>
      <text:h text:style-name="P2" text:outline-level="2">Technical Implementation</text:h>
      <text:h text:style-name="P5" text:outline-level="3">1. <text:span text:style-name="Strong_20_Emphasis"><text:span text:style-name="T1">HTML/CSS Coding</text:span></text:span></text:h>
      <text:list xml:id="list3164298007" text:style-name="L8">
        <text:list-item>
          <text:p text:style-name="P19">The website is built using clean and semantic HTML for structure.</text:p>
        </text:list-item>
        <text:list-item>
          <text:p text:style-name="P20">CSS is used extensively for styling, ensuring a consistent look and feel across all pages.</text:p>
        </text:list-item>
      </text:list>
      <text:h text:style-name="P5" text:outline-level="3"><text:soft-page-break/>2. <text:span text:style-name="Strong_20_Emphasis"><text:span text:style-name="T1">Locofy Lightning</text:span></text:span></text:h>
      <text:list xml:id="list3364875336" text:style-name="L9">
        <text:list-item>
          <text:p text:style-name="P21">The Locofy Lightning tool was utilized to convert the UI/UX design into functional HTML/CSS code efficiently.</text:p>
        </text:list-item>
        <text:list-item>
          <text:p text:style-name="P22">This tool facilitated the integration of various components and ensured the final product aligns with the initial design vision.</text:p>
        </text:list-item>
      </text:list>
      <text:h text:style-name="P5" text:outline-level="3">3. <text:span text:style-name="Strong_20_Emphasis"><text:span text:style-name="T1">Performance Optimization</text:span></text:span></text:h>
      <text:list xml:id="list2417523595" text:style-name="L10">
        <text:list-item>
          <text:p text:style-name="P23"><text:span text:style-name="Strong_20_Emphasis"><text:span text:style-name="T1">Loading Speed:</text:span></text:span> Optimized images and code to enhance loading speeds, ensuring a smooth user experience.</text:p>
        </text:list-item>
        <text:list-item>
          <text:p text:style-name="P24"><text:span text:style-name="Strong_20_Emphasis"><text:span text:style-name="T1">SEO-Friendly:</text:span></text:span> The website is designed with SEO best practices in mind to improve visibility and search engine rankings.</text:p>
        </text:list-item>
      </text:list>
      <text:h text:style-name="P2" text:outline-level="2">Future Enhancements</text:h>
      <text:h text:style-name="P5" text:outline-level="3">1. <text:span text:style-name="Strong_20_Emphasis"><text:span text:style-name="T1">Integration with Travel APIs</text:span></text:span></text:h>
      <text:list xml:id="list2811840891" text:style-name="L11">
        <text:list-item>
          <text:p text:style-name="P25">Plans to integrate with travel APIs to provide real-time data on flights, hotels, and destinations.</text:p>
        </text:list-item>
      </text:list>
      <text:h text:style-name="P5" text:outline-level="3">2. <text:span text:style-name="Strong_20_Emphasis"><text:span text:style-name="T1">Enhanced User Profiles</text:span></text:span></text:h>
      <text:list xml:id="list554551082" text:style-name="L12">
        <text:list-item>
          <text:p text:style-name="P26">Developing user profiles where clients can save preferences, view past bookings, and receive personalized recommendations.</text:p>
        </text:list-item>
      </text:list>
      <text:h text:style-name="P5" text:outline-level="3">3. <text:span text:style-name="Strong_20_Emphasis"><text:span text:style-name="T1">Social Media Integration</text:span></text:span></text:h>
      <text:list xml:id="list2529348973" text:style-name="L13">
        <text:list-item>
          <text:p text:style-name="P27">Integrating social media sharing options to allow users to share their travel plans and experiences with friends and family.</text:p>
        </text:list-item>
      </text:list>
      <text:h text:style-name="P5" text:outline-level="3">4. <text:span text:style-name="Strong_20_Emphasis"><text:span text:style-name="T1">Advanced Filtering Options</text:span></text:span></text:h>
      <text:list xml:id="list790083889" text:style-name="L14">
        <text:list-item>
          <text:p text:style-name="P28">Adding advanced filters for more specific searches, such as pet-friendly hotels, vegan restaurants, and more.</text:p>
        </text:list-item>
      </text:list>
      <text:h text:style-name="P2" text:outline-level="2">Conclusion</text:h>
      <text:p text:style-name="P6">The Travel and Hospitality Services website, designed and implemented by Abhiram Rangoon, aims to provide a comprehensive and user-friendly platform for travel enthusiasts. With its modern design, interactive components, and extensive features, it promises to enhance the travel planning experience and ensure user satisfaction.</text:p>
      <text:p text:style-name="Standard">---------------------------------<text:span text:style-name="T4">THANK-YOU :) <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7T10:44:55.752108084</meta:creation-date>
    <dc:date>2024-05-17T10:50:01.951221691</dc:date>
    <meta:editing-duration>PT5M9S</meta:editing-duration>
    <meta:editing-cycles>2</meta:editing-cycles>
    <meta:generator>LibreOffice/7.3.7.2$Linux_X86_64 LibreOffice_project/30$Build-2</meta:generator>
    <meta:document-statistic meta:table-count="0" meta:image-count="0" meta:object-count="0" meta:page-count="3" meta:paragraph-count="51" meta:word-count="701" meta:character-count="4855" meta:non-whitespace-character-count="4230"/>
  </office:meta>
</office:document-meta>
</file>